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750" officeooo:paragraph-rsid="000ae750"/>
    </style:style>
    <style:style style:name="P2" style:family="paragraph" style:parent-style-name="Standard">
      <style:text-properties officeooo:paragraph-rsid="0010873c"/>
    </style:style>
    <style:style style:name="P3" style:family="paragraph" style:parent-style-name="Standard">
      <style:text-properties officeooo:rsid="00129ad7" officeooo:paragraph-rsid="00129ad7"/>
    </style:style>
    <style:style style:name="P4" style:family="paragraph" style:parent-style-name="Standard">
      <style:text-properties officeooo:rsid="0015526b" officeooo:paragraph-rsid="0015526b"/>
    </style:style>
    <style:style style:name="P5" style:family="paragraph" style:parent-style-name="Heading_20_1" style:master-page-name="">
      <style:paragraph-properties style:page-number="auto" fo:break-before="page"/>
    </style:style>
    <style:style style:name="P6" style:family="paragraph" style:parent-style-name="Standard">
      <style:text-properties officeooo:rsid="001adaa1" officeooo:paragraph-rsid="001adaa1"/>
    </style:style>
    <style:style style:name="T1" style:family="text">
      <style:text-properties officeooo:rsid="0010873c"/>
    </style:style>
    <style:style style:name="T2" style:family="text">
      <style:text-properties fo:font-style="italic"/>
    </style:style>
    <style:style style:name="T3" style:family="text">
      <style:text-properties officeooo:rsid="0012e854"/>
    </style:style>
    <style:style style:name="T4" style:family="text">
      <style:text-properties officeooo:rsid="001552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Bibliografia</text:h>
      <text:p text:style-name="P1"/>
      <text:p text:style-name="P6">1) https://pl.wikipedia.org/wiki/Logika_tr%C3%B3jwarto%C5%9Bciowa</text:p>
      <text:p text:style-name="P6">2) https://en.wikipedia.org/wiki/De_Morgan%27s_laws</text:p>
      <text:p text:style-name="P6">3) RescherN. : Many-ValuedLogic; New York, McGraw-Hill, 1969</text:p>
      <text:p text:style-name="P6">4) Rutkowski L.: Metody i techniki sztucznej inteligencji</text:p>
      <text:p text:style-name="P6">5) kolegia.sgh.waw.pl/pl/KZiF/publikacje/koik/.../2013_NR_5(158).pdf</text:p>
      <text:p text:style-name="P6">6) <text:s/>www.mimuw.edu.pl/~son/sysdec/materials/Sterowanie%20rozmyte.pdf</text:p>
      <text:p text:style-name="P6">7) home.agh.edu.pl/~ligeza/wiki/_media/ke:fuzzy-control-tecza.pdf?...</text:p>
      <text:p text:style-name="P6">8) www.cs.put.poznan.pl/mhapke/OEiG1.pdf</text:p>
      <text:p text:style-name="P6">9) Mamdani, E. H., Application of fuzzy algorithms for the control of a simple dynamic plant. In Proc IEEE (1974)</text:p>
      <text:p text:style-name="P6">10) Andrzej Piegat; „Modelowanie i sterowanie rozmyte”; Akademicka Oficyna Wydawnicza EXIT, Warszawa 1999 </text:p>
      <text:p text:style-name="P6">11) http://www.fuzzytech.com/binaries/ieccd1.pdf</text:p>
      <text:p text:style-name="P6">12) https://en.wikipedia.org/wiki/Fuzzy_Control_Langu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00:23:02.616314178</meta:creation-date>
    <meta:generator>LibreOffice/4.4.2.2$Linux_X86_64 LibreOffice_project/40m0$Build-2</meta:generator>
    <dc:date>2015-11-06T17:34:34.465651603</dc:date>
    <meta:editing-duration>PT20H21M22S</meta:editing-duration>
    <meta:editing-cycles>9</meta:editing-cycles>
    <meta:document-statistic meta:table-count="0" meta:image-count="0" meta:object-count="0" meta:page-count="1" meta:paragraph-count="13" meta:word-count="66" meta:character-count="812" meta:non-whitespace-character-count="757"/>
  </office:meta>
</office:document-meta>
</file>